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1.312cm" style:rel-column-width="744*"/>
    </style:style>
    <style:style style:name="Tabla1.B" style:family="table-column">
      <style:table-column-properties style:column-width="2.242cm" style:rel-column-width="1270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1.312cm" style:rel-column-width="744*"/>
    </style:style>
    <style:style style:name="Tabla2.B" style:family="table-column">
      <style:table-column-properties style:column-width="2.242cm" style:rel-column-width="1270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397cm" style:rel-column-width="792*"/>
    </style:style>
    <style:style style:name="Tabla3.B" style:family="table-column">
      <style:table-column-properties style:column-width="2.23cm" style:rel-column-width="1263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397cm" style:rel-column-width="792*"/>
    </style:style>
    <style:style style:name="Tabla4.B" style:family="table-column">
      <style:table-column-properties style:column-width="2.23cm" style:rel-column-width="1263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4" style:family="paragraph" style:parent-style-name="Title">
      <style:text-properties fo:font-size="32pt" officeooo:rsid="0016e676" officeooo:paragraph-rsid="0016e676" style:font-size-asian="32pt" style:font-size-complex="32pt"/>
    </style:style>
    <style:style style:name="P5" style:family="paragraph" style:parent-style-name="_33_._20_Título_20_apartado">
      <style:paragraph-properties fo:text-align="center" style:justify-single-word="false"/>
      <style:text-properties officeooo:rsid="0016e676" officeooo:paragraph-rsid="0016e676"/>
    </style:style>
    <style:style style:name="P6" style:family="paragraph" style:parent-style-name="_34_._20_Intro_20_parte">
      <style:text-properties officeooo:rsid="0016e676" officeooo:paragraph-rsid="0016e676"/>
    </style:style>
    <style:style style:name="P7" style:family="paragraph" style:parent-style-name="_34_._20_Intro_20_parte" style:list-style-name="L3">
      <style:text-properties officeooo:rsid="0016e676" officeooo:paragraph-rsid="0016e676"/>
    </style:style>
    <style:style style:name="P8" style:family="paragraph" style:parent-style-name="_34_._20_Intro_20_parte" style:list-style-name="L3">
      <style:text-properties officeooo:rsid="0017bb00" officeooo:paragraph-rsid="0017bb00"/>
    </style:style>
    <style:style style:name="P9" style:family="paragraph" style:parent-style-name="_34_._20_Intro_20_parte" style:list-style-name="L3">
      <style:text-properties officeooo:paragraph-rsid="0017bb00"/>
    </style:style>
    <style:style style:name="P10" style:family="paragraph" style:parent-style-name="_34_._20_Intro_20_parte" style:list-style-name="L3">
      <style:text-properties officeooo:rsid="0019726f" officeooo:paragraph-rsid="0019726f"/>
    </style:style>
    <style:style style:name="P11" style:family="paragraph" style:parent-style-name="_34_._20_Intro_20_parte" style:list-style-name="L3">
      <style:text-properties officeooo:rsid="001c3ff4" officeooo:paragraph-rsid="001c3ff4"/>
    </style:style>
    <style:style style:name="P12" style:family="paragraph" style:parent-style-name="_34_._20_Intro_20_parte">
      <style:text-properties officeooo:rsid="001c3ff4" officeooo:paragraph-rsid="001c3ff4"/>
    </style:style>
    <style:style style:name="P13" style:family="paragraph" style:parent-style-name="_36_._20_Respuesta_20_nivel_20_1">
      <style:text-properties officeooo:rsid="0016e676" officeooo:paragraph-rsid="0016e676"/>
    </style:style>
    <style:style style:name="P14" style:family="paragraph" style:parent-style-name="_36_._20_Respuesta_20_nivel_20_1" style:list-style-name="L2">
      <style:text-properties officeooo:rsid="0016e676" officeooo:paragraph-rsid="0016e676"/>
    </style:style>
    <style:style style:name="P15" style:family="paragraph" style:parent-style-name="_36_._20_Respuesta_20_nivel_20_1" style:list-style-name="L2"/>
    <style:style style:name="P16" style:family="paragraph" style:parent-style-name="_36_._20_Respuesta_20_nivel_20_1">
      <style:text-properties officeooo:paragraph-rsid="001c3ff4"/>
    </style:style>
    <style:style style:name="P17" style:family="paragraph" style:parent-style-name="Heading_20_1">
      <style:paragraph-properties fo:text-align="center" style:justify-single-word="false" fo:break-before="page"/>
      <style:text-properties officeooo:paragraph-rsid="0016e676"/>
    </style:style>
    <style:style style:name="P18" style:family="paragraph" style:parent-style-name="Standard" style:list-style-name="L3">
      <style:text-properties officeooo:rsid="001c3ff4" officeooo:paragraph-rsid="001c3ff4"/>
    </style:style>
    <style:style style:name="P19" style:family="paragraph" style:parent-style-name="Standard">
      <style:text-properties officeooo:rsid="001c3ff4" officeooo:paragraph-rsid="001c3ff4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3f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ff4" officeooo:paragraph-rsid="001c3f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ff4" officeooo:paragraph-rsid="001c3f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c3ff4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6e676"/>
    </style:style>
    <style:style style:name="T6" style:family="text">
      <style:text-properties fo:font-size="20pt" officeooo:rsid="0016e676" style:font-size-asian="20pt" style:font-size-complex="20pt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7bb00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7bb00"/>
    </style:style>
    <style:style style:name="T11" style:family="text">
      <style:text-properties style:text-position="0% 100%" officeooo:rsid="0019726f"/>
    </style:style>
    <style:style style:name="T12" style:family="text">
      <style:text-properties style:text-position="0% 100%" officeooo:rsid="001c3ff4"/>
    </style:style>
    <style:style style:name="T13" style:family="text">
      <style:text-properties officeooo:rsid="0017bb00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17bb00"/>
    </style:style>
    <style:style style:name="T16" style:family="text">
      <style:text-properties style:text-position="sub 58%" officeooo:rsid="001c3ff4"/>
    </style:style>
    <style:style style:name="T17" style:family="text">
      <style:text-properties officeooo:rsid="001cf43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Examen Unidad 1</text:p>
      <text:p text:style-name="P3"><text:span text:style-name="T4"/></text:p>
      <text:p text:style-name="_32_._20_Intro_20_Portada"/>
      <text:h text:style-name="P17" text:outline-level="1"><text:span text:style-name="T6">Tipo Test</text:span></text:h>
      <text:list text:style-name="L2">
        <text:list-item>
          <text:h text:style-name="P15" text:outline-level="1">a) 12345,678</text:h>
        </text:list-item>
        <text:list-item>
          <text:h text:style-name="P15" text:outline-level="1"><text:span text:style-name="T5">c</text:span>) 1024</text:h>
        </text:list-item>
        <text:list-item>
          <text:h text:style-name="P14" text:outline-level="1">b) 6</text:h>
        </text:list-item>
        <text:list-item>
          <text:h text:style-name="P14" text:outline-level="1">b) tres mil millones de bytes</text:h>
        </text:list-item>
        <text:list-item>
          <text:h text:style-name="P14" text:outline-level="1">c) 011110</text:h>
        </text:list-item>
        <text:list-item>
          <text:h text:style-name="P14" text:outline-level="1">c) ASCII</text:h>
        </text:list-item>
        <text:list-item>
          <text:h text:style-name="P14" text:outline-level="1">a) Los ordenadores IBM de la serie IBM PC.</text:h>
        </text:list-item>
        <text:list-item>
          <text:h text:style-name="P14" text:outline-level="1"/>
        </text:list-item>
        <text:list-item>
          <text:h text:style-name="P14" text:outline-level="1">b) 12 · 1024 · 8 → 98304 bits</text:h>
        </text:list-item>
        <text:list-item>
          <text:h text:style-name="P14" text:outline-level="1">b) 100010</text:h>
        </text:list-item>
        <text:list-item>
          <text:h text:style-name="P14" text:outline-level="1">d) 13</text:h>
        </text:list-item>
      </text:list>
      <text:h text:style-name="P13" text:outline-level="1"/>
      <text:p text:style-name="P5">Parte práctica</text:p>
      <text:p text:style-name="P6">I. Sistemas de numeración</text:p>
      <text:list text:style-name="L3">
        <text:list-item>
          <text:p text:style-name="P7">234,765 → 2·10<text:span text:style-name="T7">2</text:span><text:span text:style-name="T9">+3·10</text:span><text:span text:style-name="T7">1</text:span><text:span text:style-name="T9">+4·10</text:span><text:span text:style-name="T7">0</text:span><text:span text:style-name="T9">+7·10</text:span><text:span text:style-name="T7">-1</text:span><text:span text:style-name="T9">+6·10</text:span><text:span text:style-name="T7">-2</text:span><text:span text:style-name="T9">+5·10</text:span><text:span text:style-name="T7">-3</text:span></text:p>
          <text:p text:style-name="P7">347,21 → 3·10<text:span text:style-name="T7">2</text:span><text:span text:style-name="T9">+4·10</text:span><text:span text:style-name="T7">1</text:span><text:span text:style-name="T9">+7·10</text:span><text:span text:style-name="T7">0</text:span><text:span text:style-name="T9">+2·10</text:span><text:span text:style-name="T7">-1</text:span><text:span text:style-name="T9">+1·10</text:span><text:span text:style-name="T7">-2</text:span></text:p>
          <text:p text:style-name="P7">800,102 → 8·10<text:span text:style-name="T7">2</text:span><text:span text:style-name="T9">+0·10</text:span><text:span text:style-name="T7">1</text:span><text:span text:style-name="T9">+0·10</text:span><text:span text:style-name="T7">0</text:span><text:span text:style-name="T9">+1·10</text:span><text:span text:style-name="T7">-1</text:span><text:span text:style-name="T9">+0·10</text:span><text:span text:style-name="T7">-2</text:span><text:span text:style-name="T9">+2·10</text:span><text:span text:style-name="T7">-3</text:span></text:p>
        </text:list-item>
        <text:list-item>
          <text:p text:style-name="P9"><text:span text:style-name="T13">123,45</text:span><text:span text:style-name="T15">6</text:span><text:span text:style-name="T10"> → 1·6</text:span><text:span text:style-name="T8">2</text:span><text:span text:style-name="T10">+2·6</text:span><text:span text:style-name="T8">1</text:span><text:span text:style-name="T10">+3·6</text:span><text:span text:style-name="T8">0</text:span><text:span text:style-name="T10">+4·6</text:span><text:span text:style-name="T8">-1</text:span><text:span text:style-name="T10">+5·6</text:span><text:span text:style-name="T8">-2</text:span><text:span text:style-name="T10"> → 36+12+3+0,66+0,14 = 51,8</text:span><text:span text:style-name="T15">10</text:span></text:p>
          <text:p text:style-name="P8"><text:span text:style-name="T9">4300,012</text:span><text:span text:style-name="T14">5</text:span><text:span text:style-name="T9"> → <text:s/>4·5</text:span><text:span text:style-name="T7">3</text:span><text:span text:style-name="T9">3·5</text:span><text:span text:style-name="T7">2</text:span><text:span text:style-name="T9">+0·5</text:span><text:span text:style-name="T7">1</text:span><text:span text:style-name="T9">+0·5</text:span><text:span text:style-name="T7">0</text:span><text:span text:style-name="T9">+0·5</text:span><text:span text:style-name="T7">-1</text:span><text:span text:style-name="T9">+1·5</text:span><text:span text:style-name="T7">-2</text:span><text:span text:style-name="T9">+ 2·5</text:span><text:span text:style-name="T7">-3 </text:span><text:span text:style-name="T9"><text:s/>→ 500+75+0+0+0+0,04+0,016 = 575,056</text:span><text:span text:style-name="T14">10</text:span></text:p>
          <text:p text:style-name="P8">1101,0011<text:span text:style-name="T14">2</text:span><text:span text:style-name="T9"> → 1·2</text:span><text:span text:style-name="T7">3</text:span><text:span text:style-name="T9">+1·2</text:span><text:span text:style-name="T7">2</text:span><text:span text:style-name="T9">+0·2</text:span><text:span text:style-name="T7">1</text:span><text:span text:style-name="T9">+1·2</text:span><text:span text:style-name="T7">0</text:span><text:span text:style-name="T9">+0·2</text:span><text:span text:style-name="T7">-1</text:span><text:span text:style-name="T9">+0·2</text:span><text:span text:style-name="T7">-2</text:span><text:span text:style-name="T9">+1·2</text:span><text:span text:style-name="T7">-3</text:span><text:span text:style-name="T9">+1·2</text:span><text:span text:style-name="T7">-4</text:span><text:span text:style-name="T9"> = 8+4+0+1+0+0+0,125+0,062 = 13,187</text:span><text:span text:style-name="T14">10</text:span></text:p>
        </text:list-item>
        <text:list-item>
          <text:p text:style-name="P8"><text:span text:style-name="T9">178,2</text:span><text:span text:style-name="T14">9</text:span><text:span text:style-name="T9"> = 81+63+8+0,222 = 152,222</text:span><text:span text:style-name="T14">10</text:span><text:span text:style-name="T9"> = 10011000,00111</text:span></text:p>
          <text:p text:style-name="P8">29,3125<text:span text:style-name="T14">10</text:span><text:span text:style-name="T9"> = 11101,0101</text:span></text:p>
          <text:p text:style-name="P8">A,B2<text:span text:style-name="T14">16</text:span><text:span text:style-name="T9"> = 1010,</text:span><text:span text:style-name="T11">10110010</text:span><text:span text:style-name="T14">2</text:span></text:p>
        </text:list-item>
        <text:list-item>
          <text:p text:style-name="P10">110010,1101<text:span text:style-name="T14">2</text:span><text:span text:style-name="T9"> = 32,13</text:span><text:span text:style-name="T14">16</text:span></text:p>
          <text:p text:style-name="P10">56,375<text:span text:style-name="T14">10</text:span><text:span text:style-name="T9"> </text:span><text:span text:style-name="T12">= 38,6</text:span><text:span text:style-name="T16">16</text:span></text:p>
          <text:p text:style-name="P10">156,22<text:span text:style-name="T14">8</text:span><text:span text:style-name="T9"> </text:span><text:span text:style-name="T12">= 6E,48</text:span><text:span text:style-name="T16">16</text:span></text:p>
          <text:p text:style-name="P10"><text:span text:style-name="T16"/></text:p>
        </text:list-item>
        <text:list-item>
          <text:p text:style-name="P11"><text:soft-page-break/>9A,53F2<text:span text:style-name="T14">16</text:span><text:span text:style-name="T9"> = 232,24771</text:span><text:span text:style-name="T14">8</text:span></text:p>
          <text:p text:style-name="P11">29,3125<text:span text:style-name="T14">10</text:span><text:span text:style-name="T9"> = 35,24</text:span><text:span text:style-name="T14">8</text:span></text:p>
          <text:p text:style-name="P11">1101110,01001<text:span text:style-name="T14">2</text:span><text:span text:style-name="T9"> = 156,22</text:span></text:p>
        </text:list-item>
        <text:list-item>
          <text:p text:style-name="P11">11111111 + 1 = 100000000</text:p>
          <text:p text:style-name="P11">1011,101 + 101,110 = 10001,011</text:p>
          <text:p text:style-name="P11">11001,11 + 10,1 = 11101,01</text:p>
        </text:list-item>
        <text:list-item>
          <text:p text:style-name="P11">11111111 – 1 = 11111110</text:p>
          <text:p text:style-name="P11">1011,101 + 101,110 = 101,111</text:p>
          <text:p text:style-name="P11">11001,11 + 10,1 = 10111,01</text:p>
        </text:list-item>
        <text:list-item>
          <text:p text:style-name="P11">1011,01 · 101 = 111000,01</text:p>
          <text:p text:style-name="P11">111 · 100 = 11100</text:p>
          <text:p text:style-name="P11">11001,11 · 10,1 = 1000000,011</text:p>
        </text:list-item>
        <text:list-item>
          <text:p text:style-name="P11">101011 / 110 =</text:p>
          <text:p text:style-name="P11">110110110 / 1110 = </text:p>
          <text:p text:style-name="P11">11001,11 / 10,1 = </text:p>
        </text:list-item>
        <text:list-item>
          <text:p text:style-name="P11"/>
        </text:list-item>
      </text:list>
      <table:table table:name="Tabla1" table:style-name="Tabla1" table:template-name="Default Style">
        <table:table-column table:style-name="Tabla1.A"/>
        <table:table-column table:style-name="Tabla1.B" table:number-columns-repeated="7"/>
        <table:table-row>
          <table:table-cell table:style-name="Tabla1.A1" office:value-type="string">
            <text:p text:style-name="P20"/>
          </table:table-cell>
          <table:table-cell table:style-name="Tabla1.B1" table:number-columns-spanned="7" office:value-type="string">
            <text:p text:style-name="P23">ASCI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2">I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H2" office:value-type="string">
            <text:p text:style-name="P23">1</text:p>
          </table:table-cell>
        </table:table-row>
        <table:table-row>
          <table:table-cell table:style-name="Tabla1.A2" office:value-type="string">
            <text:p text:style-name="P22">n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H2" office:value-type="string">
            <text:p text:style-name="P23">0</text:p>
          </table:table-cell>
        </table:table-row>
        <table:table-row>
          <table:table-cell table:style-name="Tabla1.A2" office:value-type="string">
            <text:p text:style-name="P22">s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1</text:p>
          </table:table-cell>
          <table:table-cell table:style-name="Tabla1.H2" office:value-type="string">
            <text:p text:style-name="P23">1</text:p>
          </table:table-cell>
        </table:table-row>
        <table:table-row>
          <table:table-cell table:style-name="Tabla1.A2" office:value-type="string">
            <text:p text:style-name="P22">t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H2" office:value-type="string">
            <text:p text:style-name="P23">0</text:p>
          </table:table-cell>
        </table:table-row>
        <table:table-row>
          <table:table-cell table:style-name="Tabla1.A2" office:value-type="string">
            <text:p text:style-name="P22">a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H2" office:value-type="string">
            <text:p text:style-name="P23">1</text:p>
          </table:table-cell>
        </table:table-row>
        <table:table-row>
          <table:table-cell table:style-name="Tabla1.A2" office:value-type="string">
            <text:p text:style-name="P22">l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H2" office:value-type="string">
            <text:p text:style-name="P23">0</text:p>
          </table:table-cell>
        </table:table-row>
        <table:table-row>
          <table:table-cell table:style-name="Tabla1.A2" office:value-type="string">
            <text:p text:style-name="P22">a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H2" office:value-type="string">
            <text:p text:style-name="P23">1</text:p>
          </table:table-cell>
        </table:table-row>
        <table:table-row>
          <table:table-cell table:style-name="Tabla1.A2" office:value-type="string">
            <text:p text:style-name="P22">c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1</text:p>
          </table:table-cell>
          <table:table-cell table:style-name="Tabla1.H2" office:value-type="string">
            <text:p text:style-name="P23">1</text:p>
          </table:table-cell>
        </table:table-row>
        <table:table-row>
          <table:table-cell table:style-name="Tabla1.A2" office:value-type="string">
            <text:p text:style-name="P22">i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0</text:p>
          </table:table-cell>
          <table:table-cell table:style-name="Tabla1.H2" office:value-type="string">
            <text:p text:style-name="P23">1</text:p>
          </table:table-cell>
        </table:table-row>
        <table:table-row table:style-name="Tabla1.2">
          <table:table-cell table:style-name="Tabla1.A2" office:value-type="string">
            <text:p text:style-name="P22">o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H2" office:value-type="string">
            <text:p text:style-name="P23">1</text:p>
          </table:table-cell>
        </table:table-row>
        <text:soft-page-break/>
        <table:table-row>
          <table:table-cell table:style-name="Tabla1.A2" office:value-type="string">
            <text:p text:style-name="P22">n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0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1</text:p>
          </table:table-cell>
          <table:table-cell table:style-name="Tabla1.H2" office:value-type="string">
            <text:p text:style-name="P23">0</text:p>
          </table:table-cell>
        </table:table-row>
      </table:table>
      <text:p text:style-name="P12"/>
      <text:h text:style-name="P16" text:outline-level="1"/>
      <table:table table:name="Tabla2" table:style-name="Tabla2" table:template-name="Default Style">
        <table:table-column table:style-name="Tabla2.A"/>
        <table:table-column table:style-name="Tabla2.B" table:number-columns-repeated="7"/>
        <table:table-row>
          <table:table-cell table:style-name="Tabla2.A1" office:value-type="string">
            <text:p text:style-name="P21"/>
          </table:table-cell>
          <table:table-cell table:style-name="Tabla2.B1" table:number-columns-spanned="7" office:value-type="string">
            <text:p text:style-name="P23">EBCD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2">I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2">n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2">s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2">t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2">a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2">l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2">a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2">c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2">i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 table:style-name="Tabla2.2">
          <table:table-cell table:style-name="Tabla2.A2" office:value-type="string">
            <text:p text:style-name="P22">o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2">n</text:p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A2" office:value-type="string">
            <text:p text:style-name="P23"/>
          </table:table-cell>
          <table:table-cell table:style-name="Tabla2.H2" office:value-type="string">
            <text:p text:style-name="P23"/>
          </table:table-cell>
        </table:table-row>
      </table:table>
      <text:p text:style-name="P19"/>
      <table:table table:name="Tabla3" table:style-name="Tabla3" table:template-name="Default Style">
        <table:table-column table:style-name="Tabla3.A"/>
        <table:table-column table:style-name="Tabla3.B" table:number-columns-repeated="7"/>
        <table:table-row>
          <table:table-cell table:style-name="Tabla3.A1" office:value-type="string">
            <text:p text:style-name="P20"/>
          </table:table-cell>
          <table:table-cell table:style-name="Tabla3.B1" table:number-columns-spanned="7" office:value-type="string">
            <text:p text:style-name="P23">ASCI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22">M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H2" office:value-type="string">
            <text:p text:style-name="P23">1</text:p>
          </table:table-cell>
        </table:table-row>
        <table:table-row>
          <table:table-cell table:style-name="Tabla3.A2" office:value-type="string">
            <text:p text:style-name="P22">a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0</text:p>
          </table:table-cell>
          <table:table-cell table:style-name="Tabla3.H2" office:value-type="string">
            <text:p text:style-name="P23">1</text:p>
          </table:table-cell>
        </table:table-row>
        <table:table-row>
          <table:table-cell table:style-name="Tabla3.A2" office:value-type="string">
            <text:p text:style-name="P22">n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H2" office:value-type="string">
            <text:p text:style-name="P23">0</text:p>
          </table:table-cell>
        </table:table-row>
        <table:table-row>
          <table:table-cell table:style-name="Tabla3.A2" office:value-type="string">
            <text:p text:style-name="P22">t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H2" office:value-type="string">
            <text:p text:style-name="P23">0</text:p>
          </table:table-cell>
        </table:table-row>
        <table:table-row>
          <table:table-cell table:style-name="Tabla3.A2" office:value-type="string">
            <text:p text:style-name="P22">e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H2" office:value-type="string">
            <text:p text:style-name="P23">1</text:p>
          </table:table-cell>
        </table:table-row>
        <table:table-row>
          <table:table-cell table:style-name="Tabla3.A2" office:value-type="string">
            <text:p text:style-name="P22">n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H2" office:value-type="string">
            <text:p text:style-name="P23">0</text:p>
          </table:table-cell>
        </table:table-row>
        <table:table-row>
          <table:table-cell table:style-name="Tabla3.A2" office:value-type="string">
            <text:p text:style-name="P22">i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0</text:p>
          </table:table-cell>
          <table:table-cell table:style-name="Tabla3.H2" office:value-type="string">
            <text:p text:style-name="P23">1</text:p>
          </table:table-cell>
        </table:table-row>
        <table:table-row>
          <table:table-cell table:style-name="Tabla3.A2" office:value-type="string">
            <text:p text:style-name="P22">m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H2" office:value-type="string">
            <text:p text:style-name="P23">1</text:p>
          </table:table-cell>
        </table:table-row>
        <table:table-row>
          <table:table-cell table:style-name="Tabla3.A2" office:value-type="string">
            <text:p text:style-name="P22">i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0</text:p>
          </table:table-cell>
          <table:table-cell table:style-name="Tabla3.H2" office:value-type="string">
            <text:p text:style-name="P23">1</text:p>
          </table:table-cell>
        </table:table-row>
        <table:table-row>
          <table:table-cell table:style-name="Tabla3.A2" office:value-type="string">
            <text:p text:style-name="P22">e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H2" office:value-type="string">
            <text:p text:style-name="P23">1</text:p>
          </table:table-cell>
        </table:table-row>
        <table:table-row>
          <table:table-cell table:style-name="Tabla3.A2" office:value-type="string">
            <text:p text:style-name="P22">n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H2" office:value-type="string">
            <text:p text:style-name="P23">0</text:p>
          </table:table-cell>
        </table:table-row>
        <table:table-row>
          <table:table-cell table:style-name="Tabla3.A2" office:value-type="string">
            <text:p text:style-name="P22">t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H2" office:value-type="string">
            <text:p text:style-name="P23">0</text:p>
          </table:table-cell>
        </table:table-row>
        <table:table-row>
          <table:table-cell table:style-name="Tabla3.A2" office:value-type="string">
            <text:p text:style-name="P22">o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H2" office:value-type="string">
            <text:p text:style-name="P23">1</text:p>
          </table:table-cell>
        </table:table-row>
      </table:table>
      <text:p text:style-name="P19"/>
      <text:h text:style-name="P16" text:outline-level="1"/>
      <table:table table:name="Tabla4" table:style-name="Tabla4" table:template-name="Default Style">
        <table:table-column table:style-name="Tabla4.A"/>
        <table:table-column table:style-name="Tabla4.B" table:number-columns-repeated="7"/>
        <table:table-row>
          <table:table-cell table:style-name="Tabla4.A1" office:value-type="string">
            <text:p text:style-name="P21"/>
          </table:table-cell>
          <table:table-cell table:style-name="Tabla4.B1" table:number-columns-spanned="7" office:value-type="string">
            <text:p text:style-name="P23">EBCD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2">M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ext:soft-page-break/>
        <table:table-row>
          <table:table-cell table:style-name="Tabla4.A2" office:value-type="string">
            <text:p text:style-name="P22">a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n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t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e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n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i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m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i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e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n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t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2">o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</table:table>
      <text:list text:continue-numbering="true" text:style-name="L3">
        <text:list-item>
          <text:p text:style-name="P18">25 YB = </text:p>
          <text:p text:style-name="P18">15 ZB = 17.293.822.569.102.704.640 <text:span text:style-name="T17">B</text:span></text:p>
          <text:p text:style-name="P18">20 PB = 22.517.998.136.852.480 B</text:p>
        </text:list-item>
      </text:list>
      <text:h text:style-name="P13" text:outline-level="1"/>
      <text:p text:style-name="Standard"/>
      <text:p text:style-name="Standard"/>
      <text:p text:style-name="Standard"/>
      <text:p text:style-name="P19">YB ZB PB TB GB MB KB 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c3f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6"/></text:span><text:span text:style-name="MT2"><text:tab/></text:span><text:date style:data-style-name="N41" text:date-value="2023-10-10T17:50:20.144000253">10 de octubre de 2023</text:date></text:p>
      </style:header>
      <style:footer>
        <text:p text:style-name="MP2"><text:tab/><text:tab/><text:bookmark-start text:name="PageNumWizard_FOOTER_Estilo de página predeterminado1"/><text:page-number text:select-page="current">6</text:page-number> / <text:page-count>6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6:07:43.825000000</meta:creation-date>
    <meta:editing-duration>PT1H42M38S</meta:editing-duration>
    <meta:editing-cycles>7</meta:editing-cycles>
    <meta:generator>LibreOffice/7.6.1.2$Windows_X86_64 LibreOffice_project/f5defcebd022c5bc36bbb79be232cb6926d8f674</meta:generator>
    <dc:date>2023-10-10T17:50:20.081000000</dc:date>
    <meta:document-statistic meta:table-count="4" meta:image-count="0" meta:object-count="0" meta:page-count="6" meta:paragraph-count="269" meta:word-count="443" meta:character-count="1599" meta:non-whitespace-character-count="1390"/>
  </office:meta>
</office:document-meta>
</file>